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ccffff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fo:background-color="#ccffff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">
      <style:text-properties style:font-name="Liberation Sans" style:font-name-asian="Noto Sans CJK SC Regular" style:font-name-complex="Lohit Devanagari"/>
    </style:style>
    <style:style style:name="ce9" style:family="table-cell" style:parent-style-name="Default" style:data-style-name="N1">
      <style:table-cell-properties fo:background-color="#ccffff"/>
      <style:text-properties style:font-name="Liberation Sans" style:font-name-asian="Noto Sans CJK SC Regular" style:font-name-complex="Lohit Devanagari"/>
    </style:style>
    <style:style style:name="ce10" style:family="table-cell" style:parent-style-name="Default" style:data-style-name="N1">
      <style:table-cell-properties fo:background-color="#ccffff"/>
      <style:text-properties style:font-name="Liberation Sans" fo:font-weight="normal" style:font-name-asian="Noto Sans CJK SC Regular" style:font-weight-asian="normal" style:font-name-complex="Lohit Devanagari" style:font-weight-complex="normal"/>
    </style:style>
    <style:style style:name="ce11" style:family="table-cell" style:parent-style-name="Default" style:data-style-name="N1">
      <style:table-cell-properties fo:background-color="#ccffff"/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 style:data-style-name="N1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4" style:family="table-cell" style:parent-style-name="Default" style:data-style-name="N1">
      <style:text-properties style:font-name="Liberation Sans" fo:font-weight="normal" style:font-name-asian="Noto Sans CJK SC Regular" style:font-weight-asian="normal" style:font-name-complex="Lohit Devanagari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_CPU</text:p>
          </table:table-cell>
          <table:table-cell table:style-name="ce7" office:value-type="string" calcext:value-type="string">
            <text:p>frequency:</text:p>
          </table:table-cell>
          <table:table-cell table:style-name="Default" office:value-type="string" calcext:value-type="string">
            <text:p>ocr=0</text:p>
          </table:table-cell>
          <table:table-cell table:style-name="Default" office:value-type="string" calcext:value-type="string">
            <text:p>ocr=10</text:p>
          </table:table-cell>
          <table:table-cell table:style-name="Default" office:value-type="string" calcext:value-type="string">
            <text:p>ocr=50</text:p>
          </table:table-cell>
          <table:table-cell table:style-name="Default" office:value-type="string" calcext:value-type="string">
            <text:p>ocr=25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00000" calcext:value-type="float">
            <text:p>16000000</text:p>
          </table:table-cell>
          <table:table-cell/>
          <table:table-cell table:style-name="ce12" table:formula="of:=[.B2]/(2 * [.A2] * (1 + 0))" office:value-type="float" office:value="8000000" calcext:value-type="float">
            <text:p>8000000</text:p>
          </table:table-cell>
          <table:table-cell table:formula="of:=[.B2]/(2 * [.A2] * (1 + 10))" office:value-type="float" office:value="727272.727272727" calcext:value-type="float">
            <text:p>727273</text:p>
          </table:table-cell>
          <table:table-cell table:formula="of:=[.B2]/(2 * [.A2] * (1 + 50))" office:value-type="float" office:value="156862.745098039" calcext:value-type="float">
            <text:p>156863</text:p>
          </table:table-cell>
          <table:table-cell table:style-name="ce13" table:formula="of:=[.B2]/(2 * [.A2] * (1 + 255))" office:value-type="float" office:value="31250" calcext:value-type="float">
            <text:p>31250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0000" calcext:value-type="float">
            <text:p>16000000</text:p>
          </table:table-cell>
          <table:table-cell/>
          <table:table-cell table:style-name="ce12" table:formula="of:=[.B3]/(2 * [.A3] * (1 + 0))" office:value-type="float" office:value="1000000" calcext:value-type="float">
            <text:p>1000000</text:p>
          </table:table-cell>
          <table:table-cell table:formula="of:=[.B3]/(2 * [.A3] * (1 + 10))" office:value-type="float" office:value="90909.0909090909" calcext:value-type="float">
            <text:p>90909</text:p>
          </table:table-cell>
          <table:table-cell table:formula="of:=[.B3]/(2 * [.A3] * (1 + 50))" office:value-type="float" office:value="19607.8431372549" calcext:value-type="float">
            <text:p>19608</text:p>
          </table:table-cell>
          <table:table-cell table:style-name="ce13" table:formula="of:=[.B3]/(2 * [.A3] * (1 + 255))" office:value-type="float" office:value="3906.25" calcext:value-type="float">
            <text:p>390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00000" calcext:value-type="float">
            <text:p>16000000</text:p>
          </table:table-cell>
          <table:table-cell/>
          <table:table-cell table:style-name="ce12" table:formula="of:=[.B4]/(2 * [.A4] * (1 + 0))" office:value-type="float" office:value="250000" calcext:value-type="float">
            <text:p>250000</text:p>
          </table:table-cell>
          <table:table-cell table:formula="of:=[.B4]/(2 * [.A4] * (1 + 10))" office:value-type="float" office:value="22727.2727272727" calcext:value-type="float">
            <text:p>22727</text:p>
          </table:table-cell>
          <table:table-cell table:formula="of:=[.B4]/(2 * [.A4] * (1 + 50))" office:value-type="float" office:value="4901.96078431373" calcext:value-type="float">
            <text:p>4902</text:p>
          </table:table-cell>
          <table:table-cell table:style-name="ce13" table:formula="of:=[.B4]/(2 * [.A4] * (1 + 255))" office:value-type="float" office:value="976.5625" calcext:value-type="float">
            <text:p>97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00000" calcext:value-type="float">
            <text:p>16000000</text:p>
          </table:table-cell>
          <table:table-cell/>
          <table:table-cell table:style-name="ce12" table:formula="of:=[.B5]/(2 * [.A5] * (1 + 0))" office:value-type="float" office:value="125000" calcext:value-type="float">
            <text:p>125000</text:p>
          </table:table-cell>
          <table:table-cell table:formula="of:=[.B5]/(2 * [.A5] * (1 + 10))" office:value-type="float" office:value="11363.6363636364" calcext:value-type="float">
            <text:p>11364</text:p>
          </table:table-cell>
          <table:table-cell table:formula="of:=[.B5]/(2 * [.A5] * (1 + 50))" office:value-type="float" office:value="2450.98039215686" calcext:value-type="float">
            <text:p>2451</text:p>
          </table:table-cell>
          <table:table-cell table:style-name="ce13" table:formula="of:=[.B5]/(2 * [.A5] * (1 + 255))" office:value-type="float" office:value="488.28125" calcext:value-type="float">
            <text:p>48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00000" calcext:value-type="float">
            <text:p>16000000</text:p>
          </table:table-cell>
          <table:table-cell/>
          <table:table-cell table:style-name="ce12" table:formula="of:=[.B6]/(2 * [.A6] * (1 + 0))" office:value-type="float" office:value="62500" calcext:value-type="float">
            <text:p>62500</text:p>
          </table:table-cell>
          <table:table-cell table:formula="of:=[.B6]/(2 * [.A6] * (1 + 10))" office:value-type="float" office:value="5681.81818181818" calcext:value-type="float">
            <text:p>5682</text:p>
          </table:table-cell>
          <table:table-cell table:formula="of:=[.B6]/(2 * [.A6] * (1 + 50))" office:value-type="float" office:value="1225.49019607843" calcext:value-type="float">
            <text:p>1225</text:p>
          </table:table-cell>
          <table:table-cell table:style-name="ce13" table:formula="of:=[.B6]/(2 * [.A6] * (1 + 255))" office:value-type="float" office:value="244.140625" calcext:value-type="float">
            <text:p>24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000000" calcext:value-type="float">
            <text:p>16000000</text:p>
          </table:table-cell>
          <table:table-cell/>
          <table:table-cell table:style-name="ce12" table:formula="of:=[.B7]/(2 * [.A7] * (1 + 0))" office:value-type="float" office:value="31250" calcext:value-type="float">
            <text:p>31250</text:p>
          </table:table-cell>
          <table:table-cell table:formula="of:=[.B7]/(2 * [.A7] * (1 + 10))" office:value-type="float" office:value="2840.90909090909" calcext:value-type="float">
            <text:p>2841</text:p>
          </table:table-cell>
          <table:table-cell table:formula="of:=[.B7]/(2 * [.A7] * (1 + 50))" office:value-type="float" office:value="612.745098039216" calcext:value-type="float">
            <text:p>613</text:p>
          </table:table-cell>
          <table:table-cell table:style-name="ce13" table:formula="of:=[.B7]/(2 * [.A7] * (1 + 255))" office:value-type="float" office:value="122.0703125" calcext:value-type="float">
            <text:p>12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000000" calcext:value-type="float">
            <text:p>16000000</text:p>
          </table:table-cell>
          <table:table-cell/>
          <table:table-cell table:style-name="ce12" table:formula="of:=[.B8]/(2 * [.A8] * (1 + 0))" office:value-type="float" office:value="7812.5" calcext:value-type="float">
            <text:p>7813</text:p>
          </table:table-cell>
          <table:table-cell table:formula="of:=[.B8]/(2 * [.A8] * (1 + 10))" office:value-type="float" office:value="710.227272727273" calcext:value-type="float">
            <text:p>710</text:p>
          </table:table-cell>
          <table:table-cell table:formula="of:=[.B8]/(2 * [.A8] * (1 + 50))" office:value-type="float" office:value="153.186274509804" calcext:value-type="float">
            <text:p>153</text:p>
          </table:table-cell>
          <table:table-cell table:style-name="ce13" table:formula="of:=[.B8]/(2 * [.A8] * (1 + 255))" office:value-type="float" office:value="30.517578125" calcext:value-type="float">
            <text:p>31</text:p>
          </table:table-cell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freq</text:p>
          </table:table-cell>
          <table:table-cell table:style-name="Default" office:value-type="string" calcext:value-type="string">
            <text:p>ocr (N=1024)</text:p>
          </table:table-cell>
          <table:table-cell office:value-type="string" calcext:value-type="string">
            <text:p>ocr (N=256)</text:p>
          </table:table-cell>
          <table:table-cell table:style-name="Default" office:value-type="string" calcext:value-type="string">
            <text:p>ocr (N=128)</text:p>
          </table:table-cell>
          <table:table-cell table:style-name="Default" office:value-type="string" calcext:value-type="string">
            <text:p>ocr (N=64)</text:p>
          </table:table-cell>
          <table:table-cell table:style-name="Default" office:value-type="string" calcext:value-type="string">
            <text:p>ocr (N=32)</text:p>
          </table:table-cell>
          <table:table-cell table:style-name="Default" office:value-type="string" calcext:value-type="string">
            <text:p>ocr (N=8)</text:p>
          </table:table-cell>
          <table:table-cell table:style-name="Default" office:value-type="string" calcext:value-type="string">
            <text:p>ocr (N=1)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16000000/[.A13]/2/1024 -1" office:value-type="float" office:value="780.25" calcext:value-type="float">
            <text:p>780</text:p>
          </table:table-cell>
          <table:table-cell table:style-name="ce8" table:formula="of:=16000000/[.A13]/2/256 -1" office:value-type="float" office:value="3124" calcext:value-type="float">
            <text:p>3124</text:p>
          </table:table-cell>
          <table:table-cell table:style-name="ce8" table:formula="of:=16000000/[.A13]/2/128 -1" office:value-type="float" office:value="6249" calcext:value-type="float">
            <text:p>6249</text:p>
          </table:table-cell>
          <table:table-cell table:formula="of:=16000000/[.A13]/2/64 -1" office:value-type="float" office:value="12499" calcext:value-type="float">
            <text:p>12499</text:p>
          </table:table-cell>
          <table:table-cell table:formula="of:=16000000/[.A13]/2/32 -1" office:value-type="float" office:value="24999" calcext:value-type="float">
            <text:p>24999</text:p>
          </table:table-cell>
          <table:table-cell table:style-name="ce8" table:formula="of:=16000000/[.A13]/2/8 -1" office:value-type="float" office:value="99999" calcext:value-type="float">
            <text:p>99999</text:p>
          </table:table-cell>
          <table:table-cell table:style-name="ce8" table:formula="of:=16000000/[.A13]/2/1 -1" office:value-type="float" office:value="799999" calcext:value-type="float">
            <text:p>79999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formula="of:=16000000/[.A14]/2/1024 -1" office:value-type="float" office:value="311.5" calcext:value-type="float">
            <text:p>312</text:p>
          </table:table-cell>
          <table:table-cell table:style-name="ce9" table:formula="of:=16000000/[.A14]/2/256 -1" office:value-type="float" office:value="1249" calcext:value-type="float">
            <text:p>1249</text:p>
          </table:table-cell>
          <table:table-cell table:formula="of:=16000000/[.A14]/2/128 -1" office:value-type="float" office:value="2499" calcext:value-type="float">
            <text:p>2499</text:p>
          </table:table-cell>
          <table:table-cell table:style-name="ce9" table:formula="of:=16000000/[.A14]/2/64 -1" office:value-type="float" office:value="4999" calcext:value-type="float">
            <text:p>4999</text:p>
          </table:table-cell>
          <table:table-cell table:style-name="ce9" table:formula="of:=16000000/[.A14]/2/32 -1" office:value-type="float" office:value="9999" calcext:value-type="float">
            <text:p>9999</text:p>
          </table:table-cell>
          <table:table-cell table:formula="of:=16000000/[.A14]/2/8 -1" office:value-type="float" office:value="39999" calcext:value-type="float">
            <text:p>39999</text:p>
          </table:table-cell>
          <table:table-cell table:formula="of:=16000000/[.A14]/2/1 -1" office:value-type="float" office:value="319999" calcext:value-type="float">
            <text:p>319999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16000000/[.A15]/2/1024 -1" office:value-type="float" office:value="259.416666666667" calcext:value-type="float">
            <text:p>259</text:p>
          </table:table-cell>
          <table:table-cell table:style-name="ce9" table:formula="of:=16000000/[.A15]/2/256 -1" office:value-type="float" office:value="1040.66666666667" calcext:value-type="float">
            <text:p>1041</text:p>
          </table:table-cell>
          <table:table-cell table:formula="of:=16000000/[.A15]/2/128 -1" office:value-type="float" office:value="2082.33333333333" calcext:value-type="float">
            <text:p>2082</text:p>
          </table:table-cell>
          <table:table-cell table:style-name="ce9" table:formula="of:=16000000/[.A15]/2/64 -1" office:value-type="float" office:value="4165.66666666667" calcext:value-type="float">
            <text:p>4166</text:p>
          </table:table-cell>
          <table:table-cell table:style-name="ce9" table:formula="of:=16000000/[.A15]/2/32 -1" office:value-type="float" office:value="8332.33333333333" calcext:value-type="float">
            <text:p>8332</text:p>
          </table:table-cell>
          <table:table-cell table:formula="of:=16000000/[.A15]/2/8 -1" office:value-type="float" office:value="33332.3333333333" calcext:value-type="float">
            <text:p>33332</text:p>
          </table:table-cell>
          <table:table-cell table:formula="of:=16000000/[.A15]/2/1 -1" office:value-type="float" office:value="266665.666666667" calcext:value-type="float">
            <text:p>26666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16000000/[.A16]/2/1024 -1" office:value-type="float" office:value="235.742424242424" calcext:value-type="float">
            <text:p>236</text:p>
          </table:table-cell>
          <table:table-cell table:style-name="ce9" table:formula="of:=16000000/[.A16]/2/256 -1" office:value-type="float" office:value="945.969696969697" calcext:value-type="float">
            <text:p>946</text:p>
          </table:table-cell>
          <table:table-cell table:formula="of:=16000000/[.A16]/2/128 -1" office:value-type="float" office:value="1892.93939393939" calcext:value-type="float">
            <text:p>1893</text:p>
          </table:table-cell>
          <table:table-cell table:style-name="ce9" table:formula="of:=16000000/[.A16]/2/64 -1" office:value-type="float" office:value="3786.87878787879" calcext:value-type="float">
            <text:p>3787</text:p>
          </table:table-cell>
          <table:table-cell table:style-name="ce9" table:formula="of:=16000000/[.A16]/2/32 -1" office:value-type="float" office:value="7574.75757575758" calcext:value-type="float">
            <text:p>7575</text:p>
          </table:table-cell>
          <table:table-cell table:formula="of:=16000000/[.A16]/2/8 -1" office:value-type="float" office:value="30302.0303030303" calcext:value-type="float">
            <text:p>30302</text:p>
          </table:table-cell>
          <table:table-cell table:formula="of:=16000000/[.A16]/2/1 -1" office:value-type="float" office:value="242423.242424242" calcext:value-type="float">
            <text:p>24242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16000000/[.A17]/2/1024 -1" office:value-type="float" office:value="222.214285714286" calcext:value-type="float">
            <text:p>222</text:p>
          </table:table-cell>
          <table:table-cell table:style-name="ce9" table:formula="of:=16000000/[.A17]/2/256 -1" office:value-type="float" office:value="891.857142857143" calcext:value-type="float">
            <text:p>892</text:p>
          </table:table-cell>
          <table:table-cell table:formula="of:=16000000/[.A17]/2/128 -1" office:value-type="float" office:value="1784.71428571429" calcext:value-type="float">
            <text:p>1785</text:p>
          </table:table-cell>
          <table:table-cell table:style-name="ce9" table:formula="of:=16000000/[.A17]/2/64 -1" office:value-type="float" office:value="3570.42857142857" calcext:value-type="float">
            <text:p>3570</text:p>
          </table:table-cell>
          <table:table-cell table:style-name="ce9" table:formula="of:=16000000/[.A17]/2/32 -1" office:value-type="float" office:value="7141.85714285714" calcext:value-type="float">
            <text:p>7142</text:p>
          </table:table-cell>
          <table:table-cell table:formula="of:=16000000/[.A17]/2/8 -1" office:value-type="float" office:value="28570.4285714286" calcext:value-type="float">
            <text:p>28570</text:p>
          </table:table-cell>
          <table:table-cell table:formula="of:=16000000/[.A17]/2/1 -1" office:value-type="float" office:value="228570.428571429" calcext:value-type="float">
            <text:p>22857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16000000/[.A18]/2/1024 -1" office:value-type="float" office:value="194.3125" calcext:value-type="float">
            <text:p>194</text:p>
          </table:table-cell>
          <table:table-cell table:style-name="ce9" table:formula="of:=16000000/[.A18]/2/256 -1" office:value-type="float" office:value="780.25" calcext:value-type="float">
            <text:p>780</text:p>
          </table:table-cell>
          <table:table-cell table:formula="of:=16000000/[.A18]/2/128 -1" office:value-type="float" office:value="1561.5" calcext:value-type="float">
            <text:p>1562</text:p>
          </table:table-cell>
          <table:table-cell table:style-name="ce9" table:formula="of:=16000000/[.A18]/2/64 -1" office:value-type="float" office:value="3124" calcext:value-type="float">
            <text:p>3124</text:p>
          </table:table-cell>
          <table:table-cell table:style-name="ce9" table:formula="of:=16000000/[.A18]/2/32 -1" office:value-type="float" office:value="6249" calcext:value-type="float">
            <text:p>6249</text:p>
          </table:table-cell>
          <table:table-cell table:formula="of:=16000000/[.A18]/2/8 -1" office:value-type="float" office:value="24999" calcext:value-type="float">
            <text:p>24999</text:p>
          </table:table-cell>
          <table:table-cell table:formula="of:=16000000/[.A18]/2/1 -1" office:value-type="float" office:value="199999" calcext:value-type="float">
            <text:p>199999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table:formula="of:=16000000/[.A19]/2/1024 -1" office:value-type="float" office:value="155.25" calcext:value-type="float">
            <text:p>155</text:p>
          </table:table-cell>
          <table:table-cell table:style-name="ce9" table:formula="of:=16000000/[.A19]/2/256 -1" office:value-type="float" office:value="624" calcext:value-type="float">
            <text:p>624</text:p>
          </table:table-cell>
          <table:table-cell table:formula="of:=16000000/[.A19]/2/128 -1" office:value-type="float" office:value="1249" calcext:value-type="float">
            <text:p>1249</text:p>
          </table:table-cell>
          <table:table-cell table:style-name="ce9" table:formula="of:=16000000/[.A19]/2/64 -1" office:value-type="float" office:value="2499" calcext:value-type="float">
            <text:p>2499</text:p>
          </table:table-cell>
          <table:table-cell table:style-name="ce9" table:formula="of:=16000000/[.A19]/2/32 -1" office:value-type="float" office:value="4999" calcext:value-type="float">
            <text:p>4999</text:p>
          </table:table-cell>
          <table:table-cell table:formula="of:=16000000/[.A19]/2/8 -1" office:value-type="float" office:value="19999" calcext:value-type="float">
            <text:p>19999</text:p>
          </table:table-cell>
          <table:table-cell table:formula="of:=16000000/[.A19]/2/1 -1" office:value-type="float" office:value="159999" calcext:value-type="float">
            <text:p>159999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5" table:formula="of:=16000000/[.A20]/2/1024 -1" office:value-type="float" office:value="77.125" calcext:value-type="float">
            <text:p>77</text:p>
          </table:table-cell>
          <table:table-cell table:style-name="ce10" table:formula="of:=16000000/[.A20]/2/256 -1" office:value-type="float" office:value="311.5" calcext:value-type="float">
            <text:p>312</text:p>
          </table:table-cell>
          <table:table-cell table:formula="of:=16000000/[.A20]/2/128 -1" office:value-type="float" office:value="624" calcext:value-type="float">
            <text:p>624</text:p>
          </table:table-cell>
          <table:table-cell table:style-name="ce9" table:formula="of:=16000000/[.A20]/2/64 -1" office:value-type="float" office:value="1249" calcext:value-type="float">
            <text:p>1249</text:p>
          </table:table-cell>
          <table:table-cell table:style-name="ce9" table:formula="of:=16000000/[.A20]/2/32 -1" office:value-type="float" office:value="2499" calcext:value-type="float">
            <text:p>2499</text:p>
          </table:table-cell>
          <table:table-cell table:formula="of:=16000000/[.A20]/2/8 -1" office:value-type="float" office:value="9999" calcext:value-type="float">
            <text:p>9999</text:p>
          </table:table-cell>
          <table:table-cell table:formula="of:=16000000/[.A20]/2/1 -1" office:value-type="float" office:value="79999" calcext:value-type="float">
            <text:p>79999</text:p>
          </table:table-cell>
          <table:table-cell table:number-columns-repeated="101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5" table:formula="of:=16000000/[.A21]/2/1024 -1" office:value-type="float" office:value="14.625" calcext:value-type="float">
            <text:p>15</text:p>
          </table:table-cell>
          <table:table-cell table:style-name="ce11" table:formula="of:=16000000/[.A21]/2/256 -1" office:value-type="float" office:value="61.5" calcext:value-type="float">
            <text:p>62</text:p>
          </table:table-cell>
          <table:table-cell table:style-name="ce11" table:formula="of:=16000000/[.A21]/2/128 -1" office:value-type="float" office:value="124" calcext:value-type="float">
            <text:p>124</text:p>
          </table:table-cell>
          <table:table-cell table:style-name="ce11" table:formula="of:=16000000/[.A21]/2/64 -1" office:value-type="float" office:value="249" calcext:value-type="float">
            <text:p>249</text:p>
          </table:table-cell>
          <table:table-cell table:style-name="ce9" table:formula="of:=16000000/[.A21]/2/32 -1" office:value-type="float" office:value="499" calcext:value-type="float">
            <text:p>499</text:p>
          </table:table-cell>
          <table:table-cell table:formula="of:=16000000/[.A21]/2/8 -1" office:value-type="float" office:value="1999" calcext:value-type="float">
            <text:p>1999</text:p>
          </table:table-cell>
          <table:table-cell table:formula="of:=16000000/[.A21]/2/1 -1" office:value-type="float" office:value="15999" calcext:value-type="float">
            <text:p>15999</text:p>
          </table:table-cell>
          <table:table-cell table:number-columns-repeated="1016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5" table:formula="of:=16000000/[.A22]/2/1024 -1" office:value-type="float" office:value="6.8125" calcext:value-type="float">
            <text:p>7</text:p>
          </table:table-cell>
          <table:table-cell table:style-name="ce11" table:formula="of:=16000000/[.A22]/2/256 -1" office:value-type="float" office:value="30.25" calcext:value-type="float">
            <text:p>30</text:p>
          </table:table-cell>
          <table:table-cell table:style-name="ce11" table:formula="of:=16000000/[.A22]/2/128 -1" office:value-type="float" office:value="61.5" calcext:value-type="float">
            <text:p>62</text:p>
          </table:table-cell>
          <table:table-cell table:style-name="ce11" table:formula="of:=16000000/[.A22]/2/64 -1" office:value-type="float" office:value="124" calcext:value-type="float">
            <text:p>124</text:p>
          </table:table-cell>
          <table:table-cell table:style-name="ce9" table:formula="of:=16000000/[.A22]/2/32 -1" office:value-type="float" office:value="249" calcext:value-type="float">
            <text:p>249</text:p>
          </table:table-cell>
          <table:table-cell table:formula="of:=16000000/[.A22]/2/8 -1" office:value-type="float" office:value="999" calcext:value-type="float">
            <text:p>999</text:p>
          </table:table-cell>
          <table:table-cell table:formula="of:=16000000/[.A22]/2/1 -1" office:value-type="float" office:value="7999" calcext:value-type="float">
            <text:p>7999</text:p>
          </table:table-cell>
          <table:table-cell table:number-columns-repeated="1016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6" table:formula="of:=16000000/[.A23]/2/1024 -1" office:value-type="float" office:value="2.90625" calcext:value-type="float">
            <text:p>3</text:p>
          </table:table-cell>
          <table:table-cell table:style-name="ce11" table:formula="of:=16000000/[.A23]/2/256 -1" office:value-type="float" office:value="14.625" calcext:value-type="float">
            <text:p>15</text:p>
          </table:table-cell>
          <table:table-cell table:style-name="ce11" table:formula="of:=16000000/[.A23]/2/128 -1" office:value-type="float" office:value="30.25" calcext:value-type="float">
            <text:p>30</text:p>
          </table:table-cell>
          <table:table-cell table:style-name="ce11" table:formula="of:=16000000/[.A23]/2/64 -1" office:value-type="float" office:value="61.5" calcext:value-type="float">
            <text:p>62</text:p>
          </table:table-cell>
          <table:table-cell table:style-name="ce11" table:formula="of:=16000000/[.A23]/2/32 -1" office:value-type="float" office:value="124" calcext:value-type="float">
            <text:p>124</text:p>
          </table:table-cell>
          <table:table-cell table:formula="of:=16000000/[.A23]/2/8 -1" office:value-type="float" office:value="499" calcext:value-type="float">
            <text:p>499</text:p>
          </table:table-cell>
          <table:table-cell table:formula="of:=16000000/[.A23]/2/1 -1" office:value-type="float" office:value="3999" calcext:value-type="float">
            <text:p>3999</text:p>
          </table:table-cell>
          <table:table-cell table:number-columns-repeated="1016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6" table:formula="of:=16000000/[.A24]/2/1024 -1" office:value-type="float" office:value="1.60416666666667" calcext:value-type="float">
            <text:p>2</text:p>
          </table:table-cell>
          <table:table-cell table:style-name="ce11" table:formula="of:=16000000/[.A24]/2/256 -1" office:value-type="float" office:value="9.41666666666667" calcext:value-type="float">
            <text:p>9</text:p>
          </table:table-cell>
          <table:table-cell table:style-name="ce11" table:formula="of:=16000000/[.A24]/2/128 -1" office:value-type="float" office:value="19.8333333333333" calcext:value-type="float">
            <text:p>20</text:p>
          </table:table-cell>
          <table:table-cell table:style-name="ce11" table:formula="of:=16000000/[.A24]/2/64 -1" office:value-type="float" office:value="40.6666666666667" calcext:value-type="float">
            <text:p>41</text:p>
          </table:table-cell>
          <table:table-cell table:style-name="ce11" table:formula="of:=16000000/[.A24]/2/32 -1" office:value-type="float" office:value="82.3333333333333" calcext:value-type="float">
            <text:p>82</text:p>
          </table:table-cell>
          <table:table-cell table:formula="of:=16000000/[.A24]/2/8 -1" office:value-type="float" office:value="332.333333333333" calcext:value-type="float">
            <text:p>332</text:p>
          </table:table-cell>
          <table:table-cell table:formula="of:=16000000/[.A24]/2/1 -1" office:value-type="float" office:value="2665.66666666667" calcext:value-type="float">
            <text:p>2666</text:p>
          </table:table-cell>
          <table:table-cell table:number-columns-repeated="1016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6" table:formula="of:=16000000/[.A25]/2/1024 -1" office:value-type="float" office:value="0.953125" calcext:value-type="float">
            <text:p>1</text:p>
          </table:table-cell>
          <table:table-cell table:style-name="ce11" table:formula="of:=16000000/[.A25]/2/256 -1" office:value-type="float" office:value="6.8125" calcext:value-type="float">
            <text:p>7</text:p>
          </table:table-cell>
          <table:table-cell table:style-name="ce11" table:formula="of:=16000000/[.A25]/2/128 -1" office:value-type="float" office:value="14.625" calcext:value-type="float">
            <text:p>15</text:p>
          </table:table-cell>
          <table:table-cell table:style-name="ce11" table:formula="of:=16000000/[.A25]/2/64 -1" office:value-type="float" office:value="30.25" calcext:value-type="float">
            <text:p>30</text:p>
          </table:table-cell>
          <table:table-cell table:style-name="ce11" table:formula="of:=16000000/[.A25]/2/32 -1" office:value-type="float" office:value="61.5" calcext:value-type="float">
            <text:p>62</text:p>
          </table:table-cell>
          <table:table-cell table:style-name="ce11" table:formula="of:=16000000/[.A25]/2/8 -1" office:value-type="float" office:value="249" calcext:value-type="float">
            <text:p>249</text:p>
          </table:table-cell>
          <table:table-cell table:formula="of:=16000000/[.A25]/2/1 -1"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6" table:formula="of:=16000000/[.A26]/2/1024 -1" office:value-type="float" office:value="0.5625" calcext:value-type="float">
            <text:p>1</text:p>
          </table:table-cell>
          <table:table-cell table:style-name="ce9" table:formula="of:=16000000/[.A26]/2/256 -1" office:value-type="float" office:value="5.25" calcext:value-type="float">
            <text:p>5</text:p>
          </table:table-cell>
          <table:table-cell table:formula="of:=16000000/[.A26]/2/128 -1" office:value-type="float" office:value="11.5" calcext:value-type="float">
            <text:p>12</text:p>
          </table:table-cell>
          <table:table-cell table:style-name="ce11" table:formula="of:=16000000/[.A26]/2/64 -1" office:value-type="float" office:value="24" calcext:value-type="float">
            <text:p>24</text:p>
          </table:table-cell>
          <table:table-cell table:style-name="ce11" table:formula="of:=16000000/[.A26]/2/32 -1" office:value-type="float" office:value="49" calcext:value-type="float">
            <text:p>49</text:p>
          </table:table-cell>
          <table:table-cell table:style-name="ce11" table:formula="of:=16000000/[.A26]/2/8 -1" office:value-type="float" office:value="199" calcext:value-type="float">
            <text:p>199</text:p>
          </table:table-cell>
          <table:table-cell table:formula="of:=16000000/[.A26]/2/1 -1" office:value-type="float" office:value="1599" calcext:value-type="float">
            <text:p>1599</text:p>
          </table:table-cell>
          <table:table-cell table:style-name="ce1" table:number-columns-repeated="1016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3" table:formula="of:=16000000/[.A27]/2/1024 -1" office:value-type="float" office:value="0.302083333333333" calcext:value-type="float">
            <text:p>0</text:p>
          </table:table-cell>
          <table:table-cell table:style-name="ce8" table:formula="of:=16000000/[.A27]/2/256 -1" office:value-type="float" office:value="4.20833333333333" calcext:value-type="float">
            <text:p>4</text:p>
          </table:table-cell>
          <table:table-cell table:style-name="ce8" table:formula="of:=16000000/[.A27]/2/128 -1" office:value-type="float" office:value="9.41666666666667" calcext:value-type="float">
            <text:p>9</text:p>
          </table:table-cell>
          <table:table-cell table:formula="of:=16000000/[.A27]/2/64 -1" office:value-type="float" office:value="19.8333333333333" calcext:value-type="float">
            <text:p>20</text:p>
          </table:table-cell>
          <table:table-cell table:style-name="ce13" table:formula="of:=16000000/[.A27]/2/32 -1" office:value-type="float" office:value="40.6666666666667" calcext:value-type="float">
            <text:p>41</text:p>
          </table:table-cell>
          <table:table-cell table:style-name="ce13" table:formula="of:=16000000/[.A27]/2/8 -1" office:value-type="float" office:value="165.666666666667" calcext:value-type="float">
            <text:p>166</text:p>
          </table:table-cell>
          <table:table-cell table:style-name="ce8" table:formula="of:=16000000/[.A27]/2/1 -1" office:value-type="float" office:value="1332.33333333333" calcext:value-type="float">
            <text:p>1332</text:p>
          </table:table-cell>
          <table:table-cell table:number-columns-repeated="1016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3" table:formula="of:=16000000/[.A28]/2/1024 -1" office:value-type="float" office:value="0.116071428571429" calcext:value-type="float">
            <text:p>0</text:p>
          </table:table-cell>
          <table:table-cell table:style-name="ce8" table:formula="of:=16000000/[.A28]/2/256 -1" office:value-type="float" office:value="3.46428571428571" calcext:value-type="float">
            <text:p>3</text:p>
          </table:table-cell>
          <table:table-cell table:style-name="ce8" table:formula="of:=16000000/[.A28]/2/128 -1" office:value-type="float" office:value="7.92857142857143" calcext:value-type="float">
            <text:p>8</text:p>
          </table:table-cell>
          <table:table-cell table:formula="of:=16000000/[.A28]/2/64 -1" office:value-type="float" office:value="16.8571428571429" calcext:value-type="float">
            <text:p>17</text:p>
          </table:table-cell>
          <table:table-cell table:style-name="ce14" table:formula="of:=16000000/[.A28]/2/32 -1" office:value-type="float" office:value="34.7142857142857" calcext:value-type="float">
            <text:p>35</text:p>
          </table:table-cell>
          <table:table-cell table:style-name="ce14" table:formula="of:=16000000/[.A28]/2/8 -1" office:value-type="float" office:value="141.857142857143" calcext:value-type="float">
            <text:p>142</text:p>
          </table:table-cell>
          <table:table-cell table:style-name="ce8" table:formula="of:=16000000/[.A28]/2/1 -1" office:value-type="float" office:value="1141.85714285714" calcext:value-type="float">
            <text:p>1142</text:p>
          </table:table-cell>
          <table:table-cell table:number-columns-repeated="1016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3" table:formula="of:=16000000/[.A29]/2/1024 -1" office:value-type="float" office:value="-0.0234375" calcext:value-type="float">
            <text:p>0</text:p>
          </table:table-cell>
          <table:table-cell table:style-name="ce8" table:formula="of:=16000000/[.A29]/2/256 -1" office:value-type="float" office:value="2.90625" calcext:value-type="float">
            <text:p>3</text:p>
          </table:table-cell>
          <table:table-cell table:style-name="ce8" table:formula="of:=16000000/[.A29]/2/128 -1" office:value-type="float" office:value="6.8125" calcext:value-type="float">
            <text:p>7</text:p>
          </table:table-cell>
          <table:table-cell table:formula="of:=16000000/[.A29]/2/64 -1" office:value-type="float" office:value="14.625" calcext:value-type="float">
            <text:p>15</text:p>
          </table:table-cell>
          <table:table-cell table:formula="of:=16000000/[.A29]/2/32 -1" office:value-type="float" office:value="30.25" calcext:value-type="float">
            <text:p>30</text:p>
          </table:table-cell>
          <table:table-cell table:style-name="ce14" table:formula="of:=16000000/[.A29]/2/8 -1" office:value-type="float" office:value="124" calcext:value-type="float">
            <text:p>124</text:p>
          </table:table-cell>
          <table:table-cell table:style-name="ce8" table:formula="of:=16000000/[.A29]/2/1 -1" office:value-type="float" office:value="999" calcext:value-type="float">
            <text:p>99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0:28.624379418</meta:creation-date>
    <dc:date>2017-12-16T22:26:57.992789364</dc:date>
    <meta:editing-duration>PT3H5M49S</meta:editing-duration>
    <meta:editing-cycles>2</meta:editing-cycles>
    <meta:generator>LibreOffice/5.4.2.2$Linux_X86_64 LibreOffice_project/40m0$Build-2</meta:generator>
    <meta:document-statistic meta:table-count="1" meta:cell-count="193" meta:object-count="0"/>
  </office:meta>
</office:document-meta>
</file>